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 style:font-name-asian="Courier 10 Pitch" style:language-asian="en" style:country-asian="US" style:font-name-complex="Courier 10 Pitch" style:language-complex="en" style:country-complex="US"/>
    </style:style>
    <style:style style:name="P2" style:family="paragraph" style:parent-style-name="Standard">
      <style:text-properties style:font-name="Courier 10 Pitch" fo:language="en" fo:country="US" fo:font-weight="bold" style:font-name-asian="Courier 10 Pitch" style:language-asian="en" style:country-asian="US" style:font-weight-asian="bold" style:font-name-complex="Courier 10 Pitch" style:language-complex="en" style:country-complex="US" style:font-weight-complex="bold"/>
    </style:style>
    <style:style style:name="P3" style:family="paragraph" style:parent-style-name="Standard">
      <style:text-properties style:font-name="Courier 10 Pitch" fo:language="en" fo:country="US" fo:font-weight="normal" style:font-name-asian="Courier 10 Pitch" style:language-asian="en" style:country-asian="US" style:font-weight-asian="normal" style:font-name-complex="Courier 10 Pitch" style:language-complex="en" style:country-complex="US" style:font-weight-complex="normal"/>
    </style:style>
    <style:style style:name="P4" style:family="paragraph" style:parent-style-name="Standard" style:list-style-name="L1">
      <style:text-properties style:font-name="Courier 10 Pitch" fo:language="en" fo:country="US" fo:font-weight="normal" style:font-name-asian="Courier 10 Pitch" style:language-asian="en" style:country-asian="US" style:font-weight-asian="normal" style:font-name-complex="Courier 10 Pitch" style:language-complex="en" style:country-complex="US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Computer Science 210</text:p>
      <text:p text:style-name="P1">9/17/2013</text:p>
      <text:p text:style-name="P1">Lab 2</text:p>
      <text:p text:style-name="P1">1.</text:p>
      <text:p text:style-name="P1">/*Andreas Landgrebe</text:p>
      <text:p text:style-name="P1"><text:s text:c="2"/>Computer Science 210 Fall 2013</text:p>
      <text:p text:style-name="P1"><text:s text:c="2"/>Lab 2</text:p>
      <text:p text:style-name="P1"><text:s text:c="2"/>printing out values from 0 to 50 in reverse binary*/</text:p>
      <text:p text:style-name="P1">#include &lt;stdio.h&gt;</text:p>
      <text:p text:style-name="P1"/>
      <text:p text:style-name="P1">void printbinary(int i){//method to print out either a 1 or 0 in binary.</text:p>
      <text:p text:style-name="P1"><text:s text:c="2"/>while (i &gt; 0){</text:p>
      <text:p text:style-name="P1"><text:s text:c="4"/>if (i % 2 != 0)</text:p>
      <text:p text:style-name="P1"><text:s text:c="6"/>printf("1");</text:p>
      <text:p text:style-name="P1"><text:s text:c="4"/>else</text:p>
      <text:p text:style-name="P1"><text:s text:c="6"/>printf("0");</text:p>
      <text:p text:style-name="P1"><text:s text:c="4"/>i = i / 2;</text:p>
      <text:p text:style-name="P1"><text:s text:c="2"/>}</text:p>
      <text:p text:style-name="P1">}</text:p>
      <text:p text:style-name="P1">main(){</text:p>
      <text:p text:style-name="P1"><text:s text:c="2"/>int j;</text:p>
      <text:p text:style-name="P1"><text:s text:c="2"/>for(j = 0; j &lt;= 50; j++){ //go through the first 50 values and write it in binary</text:p>
      <text:p text:style-name="P1"><text:s text:c="4"/>printf("\n" "The value of %d in reverse binary is ",j);</text:p>
      <text:p text:style-name="P1"><text:s text:c="4"/>printbinary(j); //call the function printfunction to print the first 50 values in binary.</text:p>
      <text:p text:style-name="P1"><text:s text:c="4"/>printf(" ");</text:p>
      <text:p text:style-name="P1"><text:s text:c="2"/>}</text:p>
      <text:p text:style-name="P1">}</text:p>
      <text:p text:style-name="P2">Output:<text:span text:style-name="T1">Script started on Tue 17 Sep 2013 12:39:46 AM EDT<text:line-break/>#]0;andreas@andreas-To-be-filled-by-O-E-M: ~/Documents/andreas/sophomore/cs210/labs/lab2#andreas@andreas-To-be-filled-by-O-E-M:~/Documents/andreas/sophomore/cs210/labs/la</text:span></text:p>
      <text:p text:style-name="P3">#]0;andreas@andreas-To-be-filled-by-O-E-M: ~/Documents/andreas/sophomore/cs210/labs/lab2#andreas@andreas-To-be-filled-by-O-E-M:~/Documents/andreas/sophomore/cs210/labs/la</text:p>
      <text:p text:style-name="P3"/>
      <text:p text:style-name="P3">The value of 0 in reverse binary is <text:s/></text:p>
      <text:p text:style-name="P3">The value of 1 in reverse binary is 1 </text:p>
      <text:p text:style-name="P3">The value of 2 in reverse binary is 01 </text:p>
      <text:p text:style-name="P3">The value of 3 in reverse binary is 11 </text:p>
      <text:p text:style-name="P3">The value of 4 in reverse binary is 001 </text:p>
      <text:p text:style-name="P3">The value of 5 in reverse binary is 101 </text:p>
      <text:p text:style-name="P3">The value of 6 in reverse binary is 011 </text:p>
      <text:p text:style-name="P3">The value of 7 in reverse binary is 111 </text:p>
      <text:p text:style-name="P3">The value of 8 in reverse binary is 0001 </text:p>
      <text:p text:style-name="P3"><text:soft-page-break/>The value of 9 in reverse binary is 1001 </text:p>
      <text:p text:style-name="P3">The value of 10 in reverse binary is 0101 </text:p>
      <text:p text:style-name="P3">The value of 11 in reverse binary is 1101 </text:p>
      <text:p text:style-name="P3">The value of 12 in reverse binary is 0011 </text:p>
      <text:p text:style-name="P3">The value of 13 in reverse binary is 1011 </text:p>
      <text:p text:style-name="P3">The value of 14 in reverse binary is 0111 </text:p>
      <text:p text:style-name="P3">The value of 15 in reverse binary is 1111 </text:p>
      <text:p text:style-name="P3">The value of 16 in reverse binary is 00001 </text:p>
      <text:p text:style-name="P3">The value of 17 in reverse binary is 10001 </text:p>
      <text:p text:style-name="P3">The value of 18 in reverse binary is 01001 </text:p>
      <text:p text:style-name="P3">The value of 19 in reverse binary is 11001 </text:p>
      <text:p text:style-name="P3">The value of 20 in reverse binary is 00101 </text:p>
      <text:p text:style-name="P3">The value of 21 in reverse binary is 10101 </text:p>
      <text:p text:style-name="P3">The value of 22 in reverse binary is 01101 </text:p>
      <text:p text:style-name="P3">The value of 23 in reverse binary is 11101 </text:p>
      <text:p text:style-name="P3">The value of 24 in reverse binary is 00011 </text:p>
      <text:p text:style-name="P3">The value of 25 in reverse binary is 10011 </text:p>
      <text:p text:style-name="P3">The value of 26 in reverse binary is 01011 </text:p>
      <text:p text:style-name="P3">The value of 27 in reverse binary is 11011 </text:p>
      <text:p text:style-name="P3">The value of 28 in reverse binary is 00111 </text:p>
      <text:p text:style-name="P3">The value of 29 in reverse binary is 10111 </text:p>
      <text:p text:style-name="P3">The value of 30 in reverse binary is 01111 </text:p>
      <text:p text:style-name="P3">The value of 31 in reverse binary is 11111 </text:p>
      <text:p text:style-name="P3">The value of 32 in reverse binary is 000001 </text:p>
      <text:p text:style-name="P3">The value of 33 in reverse binary is 100001 </text:p>
      <text:p text:style-name="P3">The value of 34 in reverse binary is 010001 </text:p>
      <text:p text:style-name="P3">The value of 35 in reverse binary is 110001 </text:p>
      <text:p text:style-name="P3">The value of 36 in reverse binary is 001001 </text:p>
      <text:p text:style-name="P3">The value of 37 in reverse binary is 101001 </text:p>
      <text:p text:style-name="P3">The value of 38 in reverse binary is 011001 </text:p>
      <text:p text:style-name="P3">The value of 39 in reverse binary is 111001 </text:p>
      <text:p text:style-name="P3">The value of 40 in reverse binary is 000101 </text:p>
      <text:p text:style-name="P3">The value of 41 in reverse binary is 100101 </text:p>
      <text:p text:style-name="P3">The value of 42 in reverse binary is 010101 </text:p>
      <text:p text:style-name="P3">The value of 43 in reverse binary is 110101 </text:p>
      <text:p text:style-name="P3">The value of 44 in reverse binary is 001101 </text:p>
      <text:p text:style-name="P3">The value of 45 in reverse binary is 101101 </text:p>
      <text:p text:style-name="P3">The value of 46 in reverse binary is 011101 </text:p>
      <text:p text:style-name="P3">The value of 47 in reverse binary is 111101 </text:p>
      <text:p text:style-name="P3">The value of 48 in reverse binary is 000011 </text:p>
      <text:p text:style-name="P3">The value of 49 in reverse binary is 100011 </text:p>
      <text:p text:style-name="P3">The value of 50 in reverse binary is 010011 #]0;andreas@andreas-To-be-filled-by-O-E-M: ~/Documents/andreas/sophomore/cs210/labs/lab2#andreas@andreas-To-be-filled-by-O-E-M:~/Documents/andreas/sophomore/cs210/labs/la</text:p>
      <text:p text:style-name="P3">exit</text:p>
      <text:p text:style-name="P3"><text:line-break/>Script done on Tue 17 Sep 2013 12:40:18 AM EDT<text:line-break/><text:soft-page-break/></text:p>
      <text:p text:style-name="P3">2.</text:p>
      <text:p text:style-name="P3"/>
      <text:p text:style-name="P3">#include &lt;stdio.h&gt;</text:p>
      <text:p text:style-name="P3"/>
      <text:p text:style-name="P3"/>
      <text:p text:style-name="P3">void resetarray(int x[],int size) {//this function will reset the array so after the rotation is made, it will reset to its original form</text:p>
      <text:p text:style-name="P3"><text:s text:c="2"/>int i;</text:p>
      <text:p text:style-name="P3"><text:s text:c="2"/>for (i=0;i&lt;size;i++) x[i]=i;</text:p>
      <text:p text:style-name="P3">}</text:p>
      <text:p text:style-name="P3"/>
      <text:p text:style-name="P3"/>
      <text:p text:style-name="P3">void printarray(int x[],int size){//will print the array in the proper way </text:p>
      <text:p text:style-name="P3"><text:s text:c="2"/>int i;</text:p>
      <text:p text:style-name="P3"><text:s text:c="2"/>for (i=0;i&lt;size;i++) printf("%d ",x[i]);</text:p>
      <text:p text:style-name="P3"><text:s text:c="2"/>printf("\n");</text:p>
      <text:p text:style-name="P3"/>
      <text:p text:style-name="P3">}</text:p>
      <text:p text:style-name="P3"/>
      <text:p text:style-name="P3"/>
      <text:p text:style-name="P3">//function to rotate the array for 1 position. Since suggested that we were not supposed to create a temporary array, this function will rotate one time and then will be called multiple times to rotate a certain amount of times </text:p>
      <text:p text:style-name="P3">void rotate1position(int x[], int size)</text:p>
      <text:p text:style-name="P3">{</text:p>
      <text:p text:style-name="P3"><text:s text:c="2"/>int i,temp;</text:p>
      <text:p text:style-name="P3"><text:s text:c="2"/>temp = x[0];</text:p>
      <text:p text:style-name="P3"><text:s text:c="2"/>for (i=1;i&lt;size;i++ ){</text:p>
      <text:p text:style-name="P3"><text:s text:c="4"/>x[i-1]=x[i];</text:p>
      <text:p text:style-name="P3"><text:s text:c="2"/>}</text:p>
      <text:p text:style-name="P3"/>
      <text:p text:style-name="P3"><text:s text:c="2"/>x[size-1]=temp;</text:p>
      <text:p text:style-name="P3"/>
      <text:p text:style-name="P3">}</text:p>
      <text:p text:style-name="P3"/>
      <text:p text:style-name="P3">//function will detect if rotate1position is called in multiple times, then rotate function will detect to only rotate a certain amount of times depending on the size of the array. For example, if the array size is 5 and is told to rotate 25 times, this function will only rotate it 5 times and get the same result.</text:p>
      <text:p text:style-name="P3">void rotate( int x[], int size, int amount)</text:p>
      <text:p text:style-name="P3">{</text:p>
      <text:p text:style-name="P3">int shift;</text:p>
      <text:p text:style-name="P3">int i;</text:p>
      <text:p text:style-name="P3"><text:soft-page-break/>shift = amount % size;</text:p>
      <text:p text:style-name="P3"/>
      <text:p text:style-name="P3"><text:s text:c="2"/>for (i=0;i&lt;shift;i++) rotate1position(x,size);</text:p>
      <text:p text:style-name="P3">}</text:p>
      <text:p text:style-name="P3"/>
      <text:p text:style-name="P3">int main () //main method to execute the functions listed above</text:p>
      <text:p text:style-name="P3">{</text:p>
      <text:p text:style-name="P3"/>
      <text:p text:style-name="P3"><text:s text:c="2"/>int a[10],b[15],c[20]; </text:p>
      <text:p text:style-name="P3"><text:s text:c="2"/>int sizea,sizeb,sizec;</text:p>
      <text:p text:style-name="P3"><text:s text:c="2"/>sizea=10; //declaring the sizes of the array</text:p>
      <text:p text:style-name="P3"><text:s text:c="2"/>sizeb=15;</text:p>
      <text:p text:style-name="P3"><text:s text:c="2"/>sizec=20;</text:p>
      <text:p text:style-name="P3"/>
      <text:p text:style-name="P3"><text:s text:c="2"/>resetarray(a,sizea);</text:p>
      <text:p text:style-name="P3"><text:s text:c="2"/>rotate(a,sizea,4);</text:p>
      <text:p text:style-name="P3"><text:s text:c="2"/>printf("After rotating by 4, array a =\n");</text:p>
      <text:p text:style-name="P3"><text:s text:c="2"/>printarray(a,sizea);</text:p>
      <text:p text:style-name="P3"/>
      <text:p text:style-name="P3"><text:s text:c="2"/>resetarray(a,sizea); //reset the array to its original</text:p>
      <text:p text:style-name="P3"><text:s text:c="2"/>rotate(a,sizea,-30);</text:p>
      <text:p text:style-name="P3"><text:s text:c="2"/>printf("After rotating by -30, array a =\n");</text:p>
      <text:p text:style-name="P3"><text:s text:c="2"/>printarray(a,sizea); </text:p>
      <text:p text:style-name="P3"/>
      <text:p text:style-name="P3"><text:s text:c="2"/>resetarray(a,sizea);</text:p>
      <text:p text:style-name="P3"><text:s text:c="2"/>rotate(a,sizea,17);</text:p>
      <text:p text:style-name="P3"><text:s text:c="2"/>printf("After rotating by 17, array a =\n");</text:p>
      <text:p text:style-name="P3"><text:s text:c="2"/>printarray(a,sizea);</text:p>
      <text:p text:style-name="P3"/>
      <text:p text:style-name="P3"><text:s text:c="2"/>resetarray(b,sizeb);</text:p>
      <text:p text:style-name="P3"><text:s text:c="2"/>rotate(b,sizeb,4);</text:p>
      <text:p text:style-name="P3"><text:s text:c="2"/>printf("After rotating by 4, array b =\n");</text:p>
      <text:p text:style-name="P3"><text:s text:c="2"/>printarray(b,sizeb);</text:p>
      <text:p text:style-name="P3"/>
      <text:p text:style-name="P3"><text:s text:c="2"/>resetarray(b,sizeb);</text:p>
      <text:p text:style-name="P3"><text:s text:c="2"/>rotate(b,sizeb,-30);</text:p>
      <text:p text:style-name="P3"><text:s text:c="2"/>printf("After rotating by -30, array b =\n");</text:p>
      <text:p text:style-name="P3"><text:s text:c="2"/>printarray(b,sizeb);</text:p>
      <text:p text:style-name="P3"/>
      <text:p text:style-name="P3"/>
      <text:p text:style-name="P3"><text:s text:c="2"/>resetarray(b,sizeb);</text:p>
      <text:p text:style-name="P3"><text:s text:c="2"/>rotate(b,sizeb,17);</text:p>
      <text:p text:style-name="P3"><text:s text:c="2"/>printf("After rotating by 17, array b =\n");</text:p>
      <text:p text:style-name="P3"><text:s text:c="2"/>printarray(b,sizeb);</text:p>
      <text:p text:style-name="P3"/>
      <text:p text:style-name="P3"><text:s text:c="2"/>resetarray(c,sizec);</text:p>
      <text:p text:style-name="P3"><text:s text:c="2"/>rotate(c,sizec,4);</text:p>
      <text:p text:style-name="P3"><text:s text:c="2"/>printf("After rotating by 4, array c =\n");</text:p>
      <text:p text:style-name="P3"><text:soft-page-break/><text:s text:c="2"/>printarray(c,sizec);</text:p>
      <text:p text:style-name="P3"/>
      <text:p text:style-name="P3"><text:s text:c="2"/>resetarray(c,sizec);</text:p>
      <text:p text:style-name="P3"><text:s text:c="2"/>rotate(c,sizec,-30);</text:p>
      <text:p text:style-name="P3"><text:s text:c="2"/>printf("After rotating by -30, array c =\n");</text:p>
      <text:p text:style-name="P3"><text:s text:c="2"/>printarray(c,sizec);</text:p>
      <text:p text:style-name="P3"/>
      <text:p text:style-name="P3"><text:s text:c="2"/>resetarray(c,sizec);</text:p>
      <text:p text:style-name="P3"><text:s text:c="2"/>rotate(c,sizec,17);</text:p>
      <text:p text:style-name="P3"><text:s text:c="2"/>printf("After rotating by 17, array c =\n");</text:p>
      <text:p text:style-name="P3"><text:s text:c="2"/>printarray(c,sizec);</text:p>
      <text:p text:style-name="P3"/>
      <text:p text:style-name="P3"/>
      <text:p text:style-name="P3">}</text:p>
      <text:p text:style-name="P3"/>
      <text:p text:style-name="P3"/>
      <text:p text:style-name="P3">}</text:p>
      <text:p text:style-name="P2">Output:</text:p>
      <text:p text:style-name="P3">Script started on Tue 17 Sep 2013 12:40:24 AM EDT<text:line-break/>#]0;andreas@andreas-To-be-filled-by-O-E-M: ~/Documents/andreas/sophomore/cs210/labs/lab2#andreas@andreas-To-be-filled-by-O-E-M:~/Documents/andreas/sophomore/cs210/labs/la</text:p>
      <text:p text:style-name="P3">#]0;andreas@andreas-To-be-filled-by-O-E-M: ~/Documents/andreas/sophomore/cs210/labs/lab2#andreas@andreas-To-be-filled-by-O-E-M:~/Documents/andreas/sophomore/cs210/labs/la</text:p>
      <text:p text:style-name="P3">After rotating by 4, array a =</text:p>
      <text:p text:style-name="P3">4 5 6 7 8 9 0 1 2 3 </text:p>
      <text:p text:style-name="P3">After rotating by -30, array a =</text:p>
      <text:p text:style-name="P3">0 1 2 3 4 5 6 7 8 9 </text:p>
      <text:p text:style-name="P3">After rotating by 17, array a =</text:p>
      <text:p text:style-name="P3">7 8 9 0 1 2 3 4 5 6 </text:p>
      <text:p text:style-name="P3">After rotating by 4, array b =</text:p>
      <text:p text:style-name="P3">4 5 6 7 8 9 10 11 12 13 14 0 1 2 3 </text:p>
      <text:p text:style-name="P3">After rotating by -30, array b =</text:p>
      <text:p text:style-name="P3">0 1 2 3 4 5 6 7 8 9 10 11 12 13 14 </text:p>
      <text:p text:style-name="P3">After rotating by 17, array b =</text:p>
      <text:p text:style-name="P3">2 3 4 5 6 7 8 9 10 11 12 13 14 0 1 </text:p>
      <text:p text:style-name="P3">After rotating by 4, array c =</text:p>
      <text:p text:style-name="P3">4 5 6 7 8 9 10 11 12 13 14 15 16 17 18 19 0 1 2 3 </text:p>
      <text:p text:style-name="P3">After rotating by -30, array c =</text:p>
      <text:p text:style-name="P3">0 1 2 3 4 5 6 7 8 9 10 11 12 13 14 15 16 17 18 19 </text:p>
      <text:p text:style-name="P3">After rotating by 17, array c =</text:p>
      <text:p text:style-name="P3">17 18 19 0 1 2 3 4 5 6 7 8 9 10 11 12 13 14 15 16 </text:p>
      <text:p text:style-name="P3">#]0;andreas@andreas-To-be-filled-by-O-E-M: ~/Documents/andreas/sophomore/cs210/labs/lab2#andreas@andreas-To-be-filled-by-O-E-M:~/Documents/andreas/sophomore/cs210/labs/la</text:p>
      <text:p text:style-name="P3">exit</text:p>
      <text:p text:style-name="P3"><text:line-break/><text:soft-page-break/>Script done on Tue 17 Sep 2013 12:40:59 AM EDT<text:line-break/></text:p>
      <text:list xml:id="list10759085421" text:style-name="L1">
        <text:list-item>
          <text:p text:style-name="P4">In a given size and a given rotation amount of an array, n will be represented as the size of the array and the k is the rotation amount. The actual shift would be the k modular of n. For each actual shift, n will be looped two times. So the actual number of loops will be k modular of n times n: (k % n) * n.</text:p>
          <text:p text:style-name="P4"><text:tab/><text:tab/></text:p>
        </text:list-item>
        <text:list-item>
          <text:p text:style-name="P4">MIPS code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.dat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"><text:tab/><text:tab/>.align<text:tab/>2 #assigning the number not to be doubles</text:p>
          <text:p text:style-name="P4">a:<text:tab/><text:tab/>.word<text:tab/>10</text:p>
          <text:p text:style-name="P4">b:<text:tab/><text:tab/>.word<text:tab/>5</text:p>
          <text:p text:style-name="P4">c:<text:tab/><text:tab/>.word<text:tab/>8</text:p>
          <text:p text:style-name="P4">d:<text:tab/><text:tab/>.word<text:tab/>6</text:p>
          <text:p text:style-name="P4">f:<text:tab/><text:tab/>.word<text:tab/>0</text:p>
          <text:p text:style-name="P4"><text:tab/><text:tab/>.text</text:p>
          <text:p text:style-name="P4"><text:tab/><text:tab/>.globl<text:tab/>main</text:p>
          <text:p text:style-name="P4">main:<text:tab/>lw<text:tab/>$s1,a #main method to assign these number into memory locations</text:p>
          <text:p text:style-name="P4"><text:tab/><text:tab/>lw<text:tab/>$s2,b</text:p>
          <text:p text:style-name="P4"><text:tab/><text:tab/>lw<text:tab/>$s3,c</text:p>
          <text:p text:style-name="P4"><text:tab/><text:tab/>lw<text:tab/>$s4,d</text:p>
          <text:p text:style-name="P4"><text:tab/><text:tab/>add<text:tab/>$t0, $s1, $s2<text:tab/>#adding the two locations of s1 and s2 together </text:p>
          <text:p text:style-name="P4"><text:tab/><text:tab/>add<text:tab/>$t1, $s3, $s4 #adding the two locations of s3 and s4 together.</text:p>
          <text:p text:style-name="P4"><text:tab/><text:tab/>sub<text:tab/>$s0, $t0, $t1 #subtracting the two locations of t0 and t1.</text:p>
          <text:p text:style-name="P4"><text:tab/><text:tab/>li<text:tab/>$v0,10</text:p>
          <text:list>
            <text:list-item>
              <text:list>
                <text:list-header>
                  <text:p text:style-name="P4"><text:tab/><text:tab/>syscall #ending the loop<text:tab/><text:tab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3-09-17T00:44:15</meta:creation-date>
    <dc:date>2013-09-17T09:20:54</dc:date>
    <dc:creator>andreas </dc:creator>
    <meta:editing-duration>PT2M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6" meta:paragraph-count="201" meta:word-count="1296" meta:character-count="7777" meta:non-whitespace-character-count="6423"/>
  </office:meta>
</office:document-meta>
</file>